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Recv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Recv.CommRecv( CommChannel chnl , ChannelListener contin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Recv.CommRec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Recv.get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